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name-asian="DejaVu Sans1" style:font-weight-asian="bold" style:font-name-complex="DejaVu Sans1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font-name="DejaVu Sans"/>
    </style:style>
    <style:style style:name="T3" style:family="text">
      <style:text-properties style:font-name="DejaVu Sans"/>
    </style:style>
    <style:style style:name="T4" style:family="text">
      <style:text-properties style:font-weight-asian="bold" style:font-weight-complex="bold" style:font-name="DejaVu Sans" style:font-name-asian="DejaVu Sans" style:font-name-complex="DejaVu Sans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.67pt" svg:height="13.92pt" svg:x="63.98pt" svg:y="550.37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381.15pt" svg:height="173.62pt" svg:x="66.27pt" svg:y="1038.5pt">
            <loext:p draw:notify-on-update-of-ranges="Sheet1.C51:Sheet1.C59 Sheet1.E50:Sheet1.E50 Sheet1.D51:Sheet1.D59 Sheet1.C73:Sheet1.C81 Sheet1.E72:Sheet1.E72 Sheet1.D73:Sheet1.D81 Sheet1.C62:Sheet1.C70 Sheet1.E61:Sheet1.E61 Sheet1.D62:Sheet1.D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Октябрь</text:p>
          </table:table-cell>
          <table:table-cell table:number-columns-repeated="3"/>
          <table:table-cell office:value-type="string" calcext:value-type="string">
            <text:p>Январь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pan text:style-name="T1">15</text:span><text:span text:style-name="T2">°</text:span><text:span text:style-name="T3"> (Илья)</text:span></text:p>
          </table:table-cell>
          <table:table-cell table:number-columns-repeated="3"/>
          <table:table-cell table:style-name="ce1" office:value-type="string" calcext:value-type="string">
            <text:p><text:span text:style-name="T4">15°</text:span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d [см]</text:p>
          </table:table-cell>
          <table:table-cell office:value-type="string" calcext:value-type="string">
            <text:p>N_i [1]</text:p>
          </table:table-cell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d [см]</text:p>
          </table:table-cell>
          <table:table-cell office:value-type="string" calcext:value-type="string">
            <text:p>N_i [1]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.2" calcext:value-type="float">
            <text:p>9.2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.2" calcext:value-type="float">
            <text:p>9.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.9" calcext:value-type="float">
            <text:p>12.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.9" calcext:value-type="float">
            <text:p>12.9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.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15<text:span text:style-name="T3">° (Сабир)</text:span></text:p>
          </table:table-cell>
          <table:table-cell table:number-columns-repeated="3"/>
          <table:table-cell office:value-type="string" calcext:value-type="string">
            <text:p>-15<text:span text:style-name="T3">°</text:span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d [см]</text:p>
          </table:table-cell>
          <table:table-cell office:value-type="string" calcext:value-type="string">
            <text:p>N_i [1]</text:p>
          </table:table-cell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d [см]</text:p>
          </table:table-cell>
          <table:table-cell office:value-type="string" calcext:value-type="string">
            <text:p>N_i [1]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.7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.7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.5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.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.3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7.1" calcext:value-type="float">
            <text:p>17.1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<text:span text:style-name="T3">° (Артём)</text:span></text:p>
          </table:table-cell>
          <table:table-cell table:number-columns-repeated="3"/>
          <table:table-cell office:value-type="string" calcext:value-type="string">
            <text:p>0<text:span text:style-name="T3">°</text:span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d [см]</text:p>
          </table:table-cell>
          <table:table-cell office:value-type="string" calcext:value-type="string">
            <text:p>N_i [1]</text:p>
          </table:table-cell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d [см]</text:p>
          </table:table-cell>
          <table:table-cell office:value-type="string" calcext:value-type="string">
            <text:p>N_i [1]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 table:number-rows-repeated="28">
          <table:table-cell table:number-columns-repeated="10"/>
        </table:table-row>
        <table:table-row table:style-name="ro1"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3"/>
        </table:table-row>
        <table:table-row table:style-name="ro1" table:number-rows-repeated="9">
          <table:table-cell table:number-columns-repeated="1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DejaVu Sans" fo:language="ru" fo:country="R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ru" fo:country="RU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5:07:57.182433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4:01:03.213946767</meta:creation-date>
    <meta:editing-duration>P1DT6H57M7S</meta:editing-duration>
    <meta:editing-cycles>12</meta:editing-cycles>
    <meta:generator>LibreOffice/5.1.4.2$Linux_X86_64 LibreOffice_project/10m0$Build-2</meta:generator>
    <dc:date>2017-01-20T17:34:36.875022108</dc:date>
    <meta:document-statistic meta:table-count="1" meta:cell-count="197" meta:object-count="2"/>
  </office:meta>
</office:document-meta>
</file>

<file path=Object 1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47cm" svg:height="6.126cm" xlink:href=".." xlink:type="simple" chart:class="chart:scatter" chart:style-name="ch1">
        <chart:legend chart:legend-position="start" svg:x="0.21cm" svg:y="2.266cm" style:legend-expansion="high" chart:style-name="ch2"/>
        <chart:plot-area chart:style-name="ch3" table:cell-range-address="Sheet1.C51:Sheet1.D59 Sheet1.E50:Sheet1.E50 Sheet1.E72:Sheet1.E72 Sheet1.D73:Sheet1.D81 Sheet1.E61:Sheet1.E61 Sheet1.D62:Sheet1.D70" chart:data-source-has-labels="row" svg:x="3.542cm" svg:y="0.122cm" svg:width="9.637cm" svg:height="4.901cm">
          <chartooo:coordinate-region svg:x="3.978cm" svg:y="0.322cm" svg:width="8.829cm" svg:height="4.054cm"/>
          <chart:axis chart:dimension="x" chart:name="primary-x" chart:style-name="ch4">
            <chart:title svg:x="7.906cm" svg:y="5.145cm" chart:style-name="ch5">
              <text:p>d [см]</text:p>
            </chart:title>
          </chart:axis>
          <chart:axis chart:dimension="y" chart:name="primary-y" chart:style-name="ch4">
            <chart:title svg:x="2.714cm" svg:y="2.881cm" chart:style-name="ch6">
              <text:p>N_i</text:p>
            </chart:title>
            <chart:grid chart:style-name="ch7" chart:class="major"/>
          </chart:axis>
          <chart:series chart:style-name="ch8" chart:values-cell-range-address="Sheet1.D51:Sheet1.D59" chart:label-cell-address="Sheet1.E50:Sheet1.E50" chart:class="chart:scatter">
            <chart:domain table:cell-range-address="Sheet1.C51:Sheet1.C59"/>
            <chart:data-point chart:repeated="9"/>
          </chart:series>
          <chart:series chart:style-name="ch9" chart:values-cell-range-address="Sheet1.D73:Sheet1.D81" chart:label-cell-address="Sheet1.E72:Sheet1.E72" chart:class="chart:scatter">
            <chart:domain table:cell-range-address="Sheet1.C73:Sheet1.C81"/>
            <chart:data-point chart:repeated="9"/>
          </chart:series>
          <chart:series chart:style-name="ch10" chart:values-cell-range-address="Sheet1.D62:Sheet1.D70" chart:label-cell-address="Sheet1.E61:Sheet1.E61" chart:class="chart:scatter">
            <chart:domain table:cell-range-address="Sheet1.C62:Sheet1.C7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Sheet1.E50:Sheet1.E5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Sheet1.E72:Sheet1.E7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Sheet1.E61:Sheet1.E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51:Sheet1.C59</svg:desc>
                </draw:g>
              </table:table-cell>
              <table:table-cell office:value-type="float" office:value="NaN">
                <text:p>NaN</text:p>
                <draw:g>
                  <svg:desc>Sheet1.D51:Sheet1.D59</svg:desc>
                </draw:g>
              </table:table-cell>
              <table:table-cell office:value-type="float" office:value="NaN">
                <text:p>NaN</text:p>
                <draw:g>
                  <svg:desc>Sheet1.C73:Sheet1.C81</svg:desc>
                </draw:g>
              </table:table-cell>
              <table:table-cell office:value-type="float" office:value="NaN">
                <text:p>NaN</text:p>
                <draw:g>
                  <svg:desc>Sheet1.D73:Sheet1.D81</svg:desc>
                </draw:g>
              </table:table-cell>
              <table:table-cell office:value-type="float" office:value="NaN">
                <text:p>NaN</text:p>
                <draw:g>
                  <svg:desc>Sheet1.C62:Sheet1.C70</svg:desc>
                </draw:g>
              </table:table-cell>
              <table:table-cell office:value-type="float" office:value="NaN">
                <text:p>NaN</text:p>
                <draw:g>
                  <svg:desc>Sheet1.D62:Sheet1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